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letePathModule.getBlockPath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tePathModule.getAttributeValues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tePath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tePathModule.getAttribute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tePathModule.setBlockPathModule( PathModule blockPath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